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padding="0in" fo:border="none"/>
    </style:style>
    <style:style style:name="P2" style:family="paragraph" style:parent-style-name="Text_20_body">
      <style:paragraph-properties fo:padding="0in" fo:border="none"/>
      <style:text-properties fo:font-weight="normal" style:font-weight-asian="normal" style:font-weight-complex="normal"/>
    </style:style>
    <style:style style:name="P3" style:family="paragraph" style:parent-style-name="Text_20_body">
      <style:paragraph-properties fo:margin-top="0in" fo:margin-bottom="0in" style:contextual-spacing="false"/>
    </style:style>
    <style:style style:name="P4" style:family="paragraph" style:parent-style-name="Standard">
      <style:text-properties officeooo:paragraph-rsid="0016a1b2"/>
    </style:style>
    <style:style style:name="P5" style:family="paragraph" style:parent-style-name="Standard">
      <style:text-properties officeooo:paragraph-rsid="0017a7c4"/>
    </style:style>
    <style:style style:name="P6" style:family="paragraph" style:parent-style-name="Standard">
      <style:text-properties officeooo:paragraph-rsid="0017f7c7"/>
    </style:style>
    <style:style style:name="P7" style:family="paragraph" style:parent-style-name="Standard">
      <style:text-properties officeooo:rsid="0017f7c7" officeooo:paragraph-rsid="0017f7c7"/>
    </style:style>
    <style:style style:name="P8" style:family="paragraph" style:parent-style-name="Standard">
      <style:text-properties officeooo:rsid="0019fe33" officeooo:paragraph-rsid="0019fe33"/>
    </style:style>
    <style:style style:name="P9" style:family="paragraph" style:parent-style-name="Text_20_body">
      <style:text-properties officeooo:paragraph-rsid="0017f7c7"/>
    </style:style>
    <style:style style:name="P10" style:family="paragraph" style:parent-style-name="Text_20_body">
      <style:paragraph-properties fo:margin-left="0in" fo:margin-right="0in" fo:margin-top="0in" fo:margin-bottom="0in" style:contextual-spacing="false" fo:text-indent="0.389in" style:auto-text-indent="false"/>
    </style:style>
    <style:style style:name="P11" style:family="paragraph" style:parent-style-name="Standard">
      <style:text-properties officeooo:rsid="0019fe33" officeooo:paragraph-rsid="0019fe33"/>
    </style:style>
    <style:style style:name="P12" style:family="paragraph" style:parent-style-name="Standard">
      <style:text-properties officeooo:rsid="0013bc63" officeooo:paragraph-rsid="001bfd59"/>
    </style:style>
    <style:style style:name="P13" style:family="paragraph" style:parent-style-name="Standard">
      <style:text-properties officeooo:rsid="00150581" officeooo:paragraph-rsid="001bfd59"/>
    </style:style>
    <style:style style:name="P14" style:family="paragraph" style:parent-style-name="Text_20_body">
      <style:paragraph-properties fo:padding="0in" fo:border="none"/>
      <style:text-properties fo:font-weight="normal" officeooo:rsid="001b8045" officeooo:paragraph-rsid="001b8045" style:font-weight-asian="normal" style:font-weight-complex="normal"/>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1">
      <style:paragraph-properties fo:margin-top="0in" fo:margin-bottom="0in" style:contextual-spacing="false"/>
    </style:style>
    <style:style style:name="P18" style:family="paragraph" style:parent-style-name="Text_20_body" style:list-style-name="L2">
      <style:paragraph-properties fo:margin-top="0in" fo:margin-bottom="0in" style:contextual-spacing="false"/>
    </style:style>
    <style:style style:name="T1" style:family="text">
      <style:text-properties fo:font-weight="bold"/>
    </style:style>
    <style:style style:name="T2" style:family="text">
      <style:text-properties style:font-weight-asian="bold"/>
    </style:style>
    <style:style style:name="T3" style:family="text">
      <style:text-properties officeooo:rsid="0017f7c7"/>
    </style:style>
    <style:style style:name="T4" style:family="text">
      <style:text-properties style:font-name="Calibri" fo:font-size="14pt"/>
    </style:style>
    <style:style style:name="T5" style:family="text">
      <style:text-properties fo:font-size="14pt"/>
    </style:style>
    <style:style style:name="T6" style:family="text">
      <style:text-properties style:font-size-asian="14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一、过程介绍：</text:p>
      <text:p text:style-name="P14"/>
      <text:p text:style-name="P14">1. 初始想法：</text:p>
      <text:p text:style-name="P14">因为知道每种颜色都能分解成RGB三色的数值，所以从摄像头获取的人脸颜色可以转化为数值。又因为不同环境下的颜色会有差异，所以我门想到了取用相对色彩，即从摄像画面中取一点作为基准，面部其他所有颜色的数值除以该基准，最后获得相对色彩的数值。至此，我们可以完成相对可靠的色彩转数值。</text:p>
      <text:p text:style-name="P14"/>
      <text:p text:style-name="P14">2. 算法学习：</text:p>
      <text:p text:style-name="P14"/>
      <text:p text:style-name="P14">a) Eigenface</text:p>
      <text:p text:style-name="P14">b) Fisherface</text:p>
      <text:p text:style-name="P14">c) 主成份分析</text:p>
      <text:p text:style-name="P14"/>
      <text:p text:style-name="P14">3.OpenCV应用</text:p>
      <text:p text:style-name="P14"/>
      <text:p text:style-name="P14">a) FaceRecognizer</text:p>
      <text:p text:style-name="P14">b) CascadeClassifier</text:p>
      <text:p text:style-name="P14"/>
      <text:p text:style-name="P14">二、人脸识别</text:p>
      <text:p text:style-name="P14"/>
      <text:p text:style-name="P14">1. 人脸识别应该建立在人脸的根本特征上，眼睛鼻子嘴巴之类而非头发头型等</text:p>
      <text:p text:style-name="P14">2. 人脸识别的关键是要把人脸的有效特征提取出来并且以一种有意义的方式呈现并归类</text:p>
      <text:p text:style-name="P14">3. 第一种算法：基于简单的几何关系</text:p>
      <text:p text:style-name="P14"><text:s text:c="4"/>a）提取人脸的特征向量</text:p>
      <text:p text:style-name="P14"><text:s text:c="4"/>标记眼睛鼻子嘴巴等点，计算它们之间的距离和角度之类</text:p>
      <text:p text:style-name="P14"><text:s text:c="4"/>b）进行识别比对</text:p>
      <text:p text:style-name="P14"><text:s text:c="4"/>对标准人脸和目标人脸计算*欧几里德距离*（两向量的每个变量差值的平方和取平方根）</text:p>
      <text:p text:style-name="P14"><text:s text:c="4"/>越相似，欧式距离越小，设置阈值后便可做出判断</text:p>
      <text:p text:style-name="P14"><text:s text:c="4"/>c）缺点</text:p>
      <text:p text:style-name="P14"><text:s text:c="4"/>通过标记人脸五官获得的单纯的几何关系并不能很好的表达足够的人脸信息</text:p>
      <text:p text:style-name="P14"><text:s text:c="4"/>欧式距离等同对待不同变量之间的关系，应适当加上权重</text:p>
      <text:p text:style-name="P14"><text:s text:c="3"/>第二种算法：Eigenface</text:p>
      <text:p text:style-name="P14"><text:s text:c="4"/>a）基于PCA：将高维度的特征向量降维，提取包含最大变化量的低维信息</text:p>
      <text:p text:style-name="P14"><text:s text:c="4"/>b）缺点：</text:p>
      <text:p text:style-name="P14"><text:s text:c="7"/>从模型重建的角度来说，*PCA*获得了最主要最明显的特征，但是这个特征可能并不是有效的特征</text:p>
      <text:p text:style-name="P14"><text:s text:c="7"/>当光照变化过于强烈时，PCA处理获得的信息可能就是这个光强的信息，而非人脸本身特征的信息</text:p>
      <text:p text:style-name="P14"><text:s text:c="7"/>因此没有一个可靠的归类标准，用于电脑对样本人脸在数据库中的归类</text:p>
      <text:p text:style-name="P14"><text:s text:c="3"/>第三种算法：Fisherface</text:p>
      <text:p text:style-name="P14"><text:soft-page-break/><text:s text:c="4"/>a）为了解决主成份分析时可能发生的有效信息的遗失，*LDA*（Linear Discriminant Analysis）被使用在该算法中</text:p>
      <text:p text:style-name="P14"><text:s text:c="7"/>根据“The use of multiple measurements in taxonomic problems", Fisher R A., 1936</text:p>
      <text:p text:style-name="P14"><text:s text:c="7"/>选择使得*Fisher准则函数*达到极值的向量作为最佳投影方向，</text:p>
      <text:p text:style-name="P14"><text:s text:c="7"/>从而使样本在该方向上投影后，达到最大的类间*离散度*和最小的类内离散度。</text:p>
      <text:p text:style-name="P14"><text:s text:c="4"/>b）该算法后期有所发展，但是都只是适用于*类内散布矩阵*非奇异（可逆）的情形。</text:p>
      <text:p text:style-name="P14"><text:s text:c="7"/>而在人脸识别中，类内散布矩阵经常是奇异的。</text:p>
      <text:p text:style-name="P14"><text:s text:c="7"/>这是因为待识别的图像矢量的维数一般较高，而在实际问题中难以找到或根本不可能找到足够多的训练样本来保证类内散布矩阵的可逆性。</text:p>
      <text:p text:style-name="P14"><text:s text:c="7"/>因此，在小样本的情况下，如何抽取Fisher最优鉴别特征【1】成为一个公认的难题。 <text:s text:c="4"/></text:p>
      <text:p text:style-name="P14"><text:s text:c="7"/></text:p>
      <text:p text:style-name="P14">Recently various methods for a local feature extraction emerged. To avoid the high-dimensionality of the input data only local regions of an image are described, the extracted features are (hopefully) more robust against partial occlusion, illumation and small sample size. Algorithms used for a local feature extraction are Gabor Wavelets ([Wiskott97]), Discrete Cosinus Transform ([Messer06]) and Local Binary Patterns ([AHP04]). It’s still an open research question what’s the best way to preserve spatial information when applying a local feature extraction, because spatial information is potentially useful information.</text:p>
      <text:p text:style-name="P14"/>
      <text:p text:style-name="P14">三、OpenCV</text:p>
      <text:p text:style-name="P14"/>
      <text:p text:style-name="P14">1. FaceRecognizer</text:p>
      <text:p text:style-name="P14"/>
      <text:p text:style-name="P14"><text:s text:c="2"/>a）阈值【2】：可以在构造方法中设置或者在运行时设置</text:p>
      <text:p text:style-name="P14"/>
      <text:p text:style-name="P14">2. Haar-cascade</text:p>
      <text:p text:style-name="P2"/>
      <text:p text:style-name="P1">一个柑橘的灰度图像</text:p>
      <text:p text:style-name="P3">一幅完整的图像，是由红色、绿色、蓝色三个<text:a xlink:type="simple" xlink:href="http://baike.baidu.com/view/157980.htm" office:target-frame-name="_blank" xlink:show="new">通道</text:a>组成的。红色、绿色、蓝色三个通道的缩览图都是以<text:a xlink:type="simple" xlink:href="http://baike.baidu.com/view/974296.htm" office:target-frame-name="_blank" xlink:show="new">灰度</text:a>显示的。用不同的灰度色阶来表示“ 红，绿，蓝”在图像中的比重。通道中的纯白，代表了该色光在此处为最高亮度，亮度级别是255。</text:p>
      <text:p text:style-name="Text_20_body"/>
      <text:p text:style-name="Standard"/>
      <text:p text:style-name="Standard">灰度图像通常是在单个<text:a xlink:type="simple" xlink:href="http://baike.baidu.com/view/1353697.htm" office:target-frame-name="_blank" xlink:show="new">电磁波频谱</text:a>（如可见光）内测量每个<text:a xlink:type="simple" xlink:href="http://baike.baidu.com/view/575.htm" office:target-frame-name="_blank" xlink:show="new">像素</text:a>的亮度得到的。用于显示的灰度图像通常用每个采样像素8位的非线性尺度来保存，这样可以有256级灰度。这种精度刚刚能够避免可见的条带失真，并且非常易于编程。</text:p>
      <text:p text:style-name="Standard"/>
      <text:p text:style-name="Standard"/>
      <text:p text:style-name="P4"><text:a xlink:type="simple" xlink:href="http://baike.baidu.com/view/2898228.htm" office:target-frame-name="_blank" xlink:show="new">欧氏距离</text:a>：</text:p>
      <text:p text:style-name="P4">（∑（Xi-Yi）2）1/2，即两项间的差是每个变量值差的平方和再平方根，目的是计算其间的整体距离即不相似性。</text:p>
      <text:p text:style-name="Standard">虽然很有用，但也有明显的缺点。它将样品的不同属性（即各指标或各变量）之间的差别等同看待，这一点有时不能满足实际要求。</text:p>
      <text:p text:style-name="Standard"/>
      <text:p text:style-name="P5"><text:soft-page-break/>主成分分析 （ Principal Component Analysis ， PCA ）或者主元分析。</text:p>
      <text:p text:style-name="P5"><text:tab/>是一种掌握事物主要矛盾的统计分析方法，它可以从多元事物中解析出主要影响因素，揭示事物的本质，简化复杂的问题。计算主成分的目的是将<text:a xlink:type="simple" xlink:href="http://baike.baidu.com/view/2019275.htm" office:target-frame-name="_blank" xlink:show="new">高维</text:a>数据投影到较低<text:a xlink:type="simple" xlink:href="http://baike.baidu.com/view/674157.htm" office:target-frame-name="_blank" xlink:show="new">维空间</text:a>。如果事物的主要方面刚好体现在几个主要变量上，我们只需要将这几个变量分离出来，进行详细分析。但是，在一般情况下，并不能直接找出这样的关键变量。这时我们可以用原有变量的<text:a xlink:type="simple" xlink:href="http://baike.baidu.com/view/476001.htm" office:target-frame-name="_blank" xlink:show="new">线性组合</text:a>来表示事物的主要方面， PCA 就是这样一种分析方法。</text:p>
      <text:p text:style-name="Standard"><text:tab/>PCA 主要 用于数据降维，对于一系列例子的特征组成的多维向量，多维向量里的某些元素本身没有区分性，比如某个元素在所有的例子中都为1，或者与1差距不大，那么这个元素本身就没有区分性，用它做特征来区分，贡献会非常小。所以我们的目的是找那些变化大的元素，即<text:a xlink:type="simple" xlink:href="http://baike.baidu.com/view/172036.htm" office:target-frame-name="_blank" xlink:show="new">方差</text:a>大的那些维，而去除掉那些变化不大的维，从而使特征留下的都是“精品”，而且计算量也变小了。 </text:p>
      <text:p text:style-name="Standard"><text:tab/>做法就是求得一个k维特征的投影矩阵，这个投影矩阵可以将特征从高维降到低维。投影矩阵也可以叫做<text:a xlink:type="simple" xlink:href="http://baike.baidu.com/view/2692292.htm" office:target-frame-name="_blank" xlink:show="new">变换矩阵</text:a>。新的低维特征必须每个维都<text:a xlink:type="simple" xlink:href="http://baike.baidu.com/view/935574.htm" office:target-frame-name="_blank" xlink:show="new">正交</text:a>，<text:a xlink:type="simple" xlink:href="http://baike.baidu.com/view/475996.htm" office:target-frame-name="_blank" xlink:show="new">特征向量</text:a>都是正交的。通过求样本矩阵的协方差矩阵，然后求出协方差矩阵的<text:a xlink:type="simple" xlink:href="http://baike.baidu.com/view/475996.htm" office:target-frame-name="_blank" xlink:show="new">特征向量</text:a>，这些<text:a xlink:type="simple" xlink:href="http://baike.baidu.com/view/475996.htm" office:target-frame-name="_blank" xlink:show="new">特征向量</text:a>就可以构成这个投影矩阵了。<text:a xlink:type="simple" xlink:href="http://baike.baidu.com/view/475996.htm" office:target-frame-name="_blank" xlink:show="new">特征向量</text:a>的选择取决于协方差矩阵的<text:a xlink:type="simple" xlink:href="http://baike.baidu.com/view/689250.htm" office:target-frame-name="_blank" xlink:show="new">特征值</text:a>的大小。</text:p>
      <text:p text:style-name="Standard"/>
      <text:p text:style-name="P6"><text:span text:style-name="T2">線性判別分析（</text:span><text:span text:style-name="T1">Linear Discriminant Analysis</text:span><text:span text:style-name="T2">）</text:span>，簡稱<text:span text:style-name="T2">判別分析</text:span>，是<text:a xlink:type="simple" xlink:href="http://zh.wikipedia.org/wiki/統計學">統計學</text:a>上的一種分析方法，用於在已知的分類之下遇到有新的樣本時，選定一個判別標準，以判定如何將新樣本放置於哪一個類別之中。</text:p>
      <text:p text:style-name="P6"/>
      <text:p text:style-name="P9"><text:span text:style-name="T5">Haar-like</text:span><text:span text:style-name="T6">特征，即很多人常说的</text:span><text:span text:style-name="T4">Haar</text:span><text:span text:style-name="T6">特征，是计算机视觉领域一种常用的特征描述算子。它最早是由</text:span><text:span text:style-name="T4">Papageorigiou</text:span><text:span text:style-name="T6">等人用于人脸描述。目前常用的</text:span><text:span text:style-name="T4">Haar-like</text:span><text:span text:style-name="T6">特征可以分为三类：线性特征、边缘特征、点特征（中心特征）、对角线特征。如下图所示：</text:span></text:p>
      <text:section text:style-name="Sect1" text:name="article_content">
        <text:p text:style-name="P10"><text:soft-page-break/><draw:frame draw:style-name="fr1" draw:name="graphics1" text:anchor-type="as-char" svg:width="5.7709in" svg:height="7.4791in" draw:z-index="0"><draw:image xlink:href="http://img.my.csdn.net/uploads/201210/21/1350786665_1047.png" xlink:type="simple" xlink:show="embed" xlink:actuate="onLoad"/></draw:frame></text:p>
        <text:p text:style-name="P10"><text:span text:style-name="T6">显然，边缘特征有</text:span><text:span text:style-name="T4">4</text:span><text:span text:style-name="T6">种：</text:span><text:span text:style-name="T4">x</text:span><text:span text:style-name="T6">方向，</text:span><text:span text:style-name="T4">y</text:span><text:span text:style-name="T6">方向，</text:span><text:span text:style-name="T4">x</text:span><text:span text:style-name="T6">倾斜方向，</text:span><text:span text:style-name="T4">y</text:span><text:span text:style-name="T6">倾斜方向；线特征有</text:span><text:span text:style-name="T4">8</text:span><text:span text:style-name="T6">种，点特征有</text:span><text:span text:style-name="T4">2</text:span><text:span text:style-name="T6">种，对角线特征有</text:span><text:span text:style-name="T4">1</text:span><text:span text:style-name="T6">种。每一种特征的计算都是由黑色填充区域的像素值之和与白色填充区域的像素值之和的差值。而计算出来的这个差值就是所谓的</text:span><text:span text:style-name="T4">Haar-like</text:span><text:span text:style-name="T6">特征的特征值。</text:span></text:p>
      </text:section>
      <text:p text:style-name="P6"/>
      <text:p text:style-name="P6"/>
      <text:p text:style-name="P6"/>
      <text:p text:style-name="P6"/>
      <text:p text:style-name="P7">FaceRecognizer</text:p>
      <text:p text:style-name="P7"/>
      <text:p text:style-name="P7">class FaceRecognizer : public Algorithm</text:p>
      <text:p text:style-name="P7">{</text:p>
      <text:p text:style-name="P7">public:</text:p>
      <text:p text:style-name="P7"><text:soft-page-break/><text:s text:c="4"/>//! virtual destructor</text:p>
      <text:p text:style-name="P7"><text:s text:c="4"/>virtual ~FaceRecognizer() {}</text:p>
      <text:p text:style-name="P7"/>
      <text:p text:style-name="P7"><text:s text:c="4"/>// Trains a FaceRecognizer.</text:p>
      <text:p text:style-name="P7"><text:s text:c="4"/>virtual void train(InputArray src, InputArray labels) = 0;</text:p>
      <text:p text:style-name="P7"/>
      <text:p text:style-name="P7"><text:s text:c="4"/>// Updates a FaceRecognizer.</text:p>
      <text:p text:style-name="P7"><text:s text:c="4"/>virtual void update(InputArrayOfArrays src, InputArray labels);</text:p>
      <text:p text:style-name="P7"/>
      <text:p text:style-name="P7"><text:s text:c="4"/>// Gets a prediction from a FaceRecognizer.</text:p>
      <text:p text:style-name="P7"><text:s text:c="4"/>virtual int predict(InputArray src) const = 0;</text:p>
      <text:p text:style-name="P7"/>
      <text:p text:style-name="P7"><text:s text:c="4"/>// Predicts the label and confidence for a given sample.</text:p>
      <text:p text:style-name="P7"><text:s text:c="4"/>virtual void predict(InputArray src, int &amp;label, double &amp;confidence) const = 0;</text:p>
      <text:p text:style-name="P7"/>
      <text:p text:style-name="P7"><text:s text:c="4"/>// Serializes this object to a given filename.</text:p>
      <text:p text:style-name="P7"><text:s text:c="4"/>virtual void save(const String&amp; filename) const;</text:p>
      <text:p text:style-name="P7"/>
      <text:p text:style-name="P7"><text:s text:c="4"/>// Deserializes this object from a given filename.</text:p>
      <text:p text:style-name="P7"><text:s text:c="4"/>virtual void load(const String&amp; filename);</text:p>
      <text:p text:style-name="P7"/>
      <text:p text:style-name="P7"><text:s text:c="4"/>// Serializes this object to a given cv::FileStorage.</text:p>
      <text:p text:style-name="P7"><text:s text:c="4"/>virtual void save(FileStorage&amp; fs) const = 0;</text:p>
      <text:p text:style-name="P7"/>
      <text:p text:style-name="P7"><text:s text:c="4"/>// Deserializes this object from a given cv::FileStorage.</text:p>
      <text:p text:style-name="P7"><text:s text:c="4"/>virtual void load(const FileStorage&amp; fs) = 0;</text:p>
      <text:p text:style-name="P7">};</text:p>
      <text:p text:style-name="P7"/>
      <text:p text:style-name="P9"><text:a xlink:type="simple" xlink:href="http://docs.opencv.org/trunk/modules/core/doc/basic_structures.html#Algorithm"><text:span text:style-name="Teletype"><text:span text:style-name="T3">Algorithm</text:span></text:span></text:a><text:span text:style-name="T3"> provides the following features for all derived classes:</text:span></text:p>
      <text:list xml:id="list829150725788346587" text:style-name="L1">
        <text:list-item>
          <text:p text:style-name="P17">So called “virtual constructor”. That is, each Algorithm derivative is registered at program start and you can get the list of registered algorithms and create instance of a particular algorithm by its name (see <text:a xlink:type="simple" xlink:href="http://docs.opencv.org/trunk/modules/core/doc/basic_structures.html#template%3Ctypename%20_Tp%3E%20Ptr%3C_Tp%3E%20Algorithm::create%28const%20String&amp;%20name%29"><text:span text:style-name="Teletype">Algorithm::create()</text:span></text:a>). If you plan to add your own algorithms, it is good practice to add a unique prefix to your algorithms to distinguish them from other algorithms. </text:p>
        </text:list-item>
        <text:list-item>
          <text:p text:style-name="P17">Setting/Retrieving algorithm parameters by name. If you used video capturing functionality from OpenCV highgui module, you are probably familar with <text:a xlink:type="simple" xlink:href="http://docs.opencv.org/trunk/modules/highgui/doc/reading_and_writing_images_and_video.html#int%20cvSetCaptureProperty%28CvCapture*%20capture,%20int%20property_id,%20double%20value%29"><text:span text:style-name="Teletype">cvSetCaptureProperty()</text:span></text:a>, <text:a xlink:type="simple" xlink:href="http://docs.opencv.org/trunk/modules/highgui/doc/reading_and_writing_images_and_video.html#double%20cvGetCaptureProperty%28CvCapture*%20capture,%20int%20property_id%29"><text:span text:style-name="Teletype">cvGetCaptureProperty()</text:span></text:a>, <text:a xlink:type="simple" xlink:href="http://docs.opencv.org/trunk/modules/highgui/doc/reading_and_writing_images_and_video.html#bool%20VideoCapture::set%28int%20propId,%20double%20value%29"><text:span text:style-name="Teletype">VideoCapture::set()</text:span></text:a> and <text:a xlink:type="simple" xlink:href="http://docs.opencv.org/trunk/modules/highgui/doc/reading_and_writing_images_and_video.html#double%20VideoCapture::get%28int%20propId%29"><text:span text:style-name="Teletype">VideoCapture::get()</text:span></text:a>. <text:a xlink:type="simple" xlink:href="http://docs.opencv.org/trunk/modules/core/doc/basic_structures.html#Algorithm"><text:span text:style-name="Teletype">Algorithm</text:span></text:a> provides similar method where instead of integer id’s you specify the parameter names as text Strings. See <text:a xlink:type="simple" xlink:href="http://docs.opencv.org/trunk/modules/core/doc/basic_structures.html#void%20Algorithm::set%28const%20String&amp;%20name,%20int%20value%29"><text:span text:style-name="Teletype">Algorithm::set()</text:span></text:a> and <text:a xlink:type="simple" xlink:href="http://docs.opencv.org/trunk/modules/core/doc/basic_structures.html#template%3Ctypename%20_Tp%3E%20typename%20ParamType%3C_Tp%3E::member_type%20Algorithm::get%28const%20String&amp;%20name%29%20const"><text:span text:style-name="Teletype">Algorithm::get()</text:span></text:a> for details. </text:p>
        </text:list-item>
        <text:list-item>
          <text:p text:style-name="P15">Reading and writing parameters from/to XML or YAML files. Every Algorithm derivative can store all its parameters and then read them back. There is no need to re-implement it each time. </text:p>
        </text:list-item>
      </text:list>
      <text:p text:style-name="Text_20_body">Moreover every <text:a xlink:type="simple" xlink:href="http://docs.opencv.org/trunk/modules/contrib/doc/facerec/facerec_api.html#FaceRecognizer%20:%20public%20Algorithm"><text:span text:style-name="Teletype">FaceRecognizer</text:span></text:a> supports the:</text:p>
      <text:list xml:id="list347076520152027558" text:style-name="L2">
        <text:list-item>
          <text:p text:style-name="P18"><text:span text:style-name="Strong_20_Emphasis">Training</text:span> of a <text:a xlink:type="simple" xlink:href="http://docs.opencv.org/trunk/modules/contrib/doc/facerec/facerec_api.html#FaceRecognizer%20:%20public%20Algorithm"><text:span text:style-name="Teletype">FaceRecognizer</text:span></text:a> with <text:a xlink:type="simple" xlink:href="http://docs.opencv.org/trunk/modules/contrib/doc/facerec/facerec_api.html#void%20FaceRecognizer::train%28InputArrayOfArrays%20src,%20InputArray%20labels%29%20=%200"><text:span text:style-name="Teletype">FaceRecognizer::train()</text:span></text:a> on a given set of images (your face database!). </text:p>
        </text:list-item>
        <text:list-item>
          <text:p text:style-name="P18"><text:span text:style-name="Strong_20_Emphasis">Prediction</text:span> of a given sample image, that means a face. The image is given as a <text:a xlink:type="simple" xlink:href="http://docs.opencv.org/trunk/modules/core/doc/basic_structures.html#Mat"><text:span text:style-name="Teletype">Mat</text:span></text:a>. </text:p>
        </text:list-item>
        <text:list-item>
          <text:p text:style-name="P16"><text:span text:style-name="Strong_20_Emphasis">Loading/Saving</text:span> the model state from/to a given XML or YAML. </text:p>
        </text:list-item>
      </text:list>
      <text:p text:style-name="Text_20_body">Note</text:p>
      <text:p text:style-name="Text_20_body"><text:soft-page-break/>When using the FaceRecognizer interface in combination with Python, please stick to Python 2. Some underlying scripts like create_csv will not work in other versions, like Python 3.</text:p>
      <text:p text:style-name="P7"/>
      <text:p text:style-name="P7"/>
      <text:p text:style-name="P8">Mat: Matrix, n dimensions, for images.</text:p>
      <text:p text:style-name="P8">Ptr: Template class for smart pointers with shared ownership.</text:p>
      <text:p text:style-name="P8"/>
      <text:p text:style-name="P8"/>
      <text:p text:style-name="P8"/>
      <text:p text:style-name="P8"/>
      <text:p text:style-name="P13">Eigenface 和 Fisherface</text:p>
      <text:p text:style-name="P13">用于人脸识别的性能比较</text:p>
      <text:p text:style-name="P13">陈高曙 曾庆宁 桂林电子科技大学通信与信息工程系 541004</text:p>
      <text:p text:style-name="P12"/>
      <text:p text:style-name="P12">1. Eigenface(特征脸)</text:p>
      <text:p text:style-name="P12"/>
      <text:p text:style-name="P12">方法是从主成分分析(Principal Component Analysis,PCA)导出的一种人脸识别与描述技术。P C A 实质上是 K - L 展开的网络递推实现,K - L 变换是图像压缩中的一种最优正交变换,其生成矩阵一般为训练样本的总体散布矩阵。</text:p>
      <text:p text:style-name="P12"/>
      <text:p text:style-name="P12">1991 年,M.Turk 和A.Pentland 首先将 PCA 方法用于人脸识别,提出特征脸(Eigenface)方法[2][3]。</text:p>
      <text:p text:style-name="P12"/>
      <text:p text:style-name="P12">特征脸方法就是将包含人脸的图像区域看作一种随机向量,因此可以采用 K - L 变换获得其正交 K - L 基底,对应其中较大特征值的基底具有与人脸相似的形状,因此又称为特征脸。利用这些基底的线形组合可以描述、表达和逼近人脸图像,因 此 可 以进 行 人 脸 的 识 别 与 合 成 。识别过程就是将人脸图像映射到由特征脸张成的子空间上,比较其与已知人脸在特征脸空间中的位置。</text:p>
      <text:p text:style-name="P12"/>
      <text:p text:style-name="P12">为了清晰地表述,采用 M A T L A B 伪代码符号来说明Eigenface方法用于人脸识别的具体步骤 :</text:p>
      <text:p text:style-name="P12">%训练集图像为二维 N × N 灰度图像,数量为 m ,并转换成 N 2 维向量 x 表示</text:p>
      <text:p text:style-name="P12">%测试集图像数为 C,其中每幅图像大小也为 N × N ;M p 为欲提取的主成分数</text:p>
      <text:p text:style-name="P12"/>
      <text:p text:style-name="P12">%训练阶段</text:p>
      <text:p text:style-name="P12">X = [x1 x2 ... xm]</text:p>
      <text:p text:style-name="P12">me = mean(X,2) </text:p>
      <text:p text:style-name="P12"/>
      <text:p text:style-name="P12">%计算平均脸</text:p>
      <text:p text:style-name="P12">A = X - [me me ... me]</text:p>
      <text:p text:style-name="P12">[U,E,V] = svd(A,0) </text:p>
      <text:p text:style-name="P12"/>
      <text:p text:style-name="P12">%避免直接对</text:p>
      <text:p text:style-name="P12">N2 × N 2 维矩阵 A * A ' ,采用 S V D 定理</text:p>
      <text:p text:style-name="P12">eigVals = diag(E)</text:p>
      <text:p text:style-name="P12">lmda = eigVals(1:Mp)</text:p>
      <text:p text:style-name="P12">P = U(:,1:Mp) </text:p>
      <text:p text:style-name="P12"/>
      <text:p text:style-name="P12">%提取人脸空间的主成分,即特征脸train_wt = P'*A %投影到特征脸空间,并存储其权向量</text:p>
      <text:p text:style-name="P12"/>
      <text:p text:style-name="P12">%识别阶段</text:p>
      <text:p text:style-name="P12">recog_wt = P'*A2 %投影到特征脸空间,并存储其权向量</text:p>
      <text:p text:style-name="P12"/>
      <text:p text:style-name="P12">%A 2 是测试集的数据,其得到方法类似于 A</text:p>
      <text:p text:style-name="P12">euDis(i,j) = sqrt((recog_wt(:,j)-train_wt(:,i)).^2) </text:p>
      <text:p text:style-name="P12"><text:soft-page-break/></text:p>
      <text:p text:style-name="P12">%计算欧拉距离</text:p>
      <text:p text:style-name="P12"/>
      <text:p text:style-name="P12">%根据欧拉距离来判断测试图像是否为人脸,哪一类人脸</text:p>
      <text:p text:style-name="P12"/>
      <text:p text:style-name="P12"/>
      <text:p text:style-name="P12">2、 Fisherface</text:p>
      <text:p text:style-name="P12">Fisherface方法也称为Fisher线性判别分析(Fisher Linear DiscriminantAnalysis,FLDA) ,</text:p>
      <text:p text:style-name="P12"/>
      <text:p text:style-name="P12">是由 P.N.Belhumeur等人在 1997年提出的[4]。 研究者注意到特征值大的特征向量(即特征脸)并不一定</text:p>
      <text:p text:style-name="P12">是分类性能最好的方向,</text:p>
      <text:p text:style-name="P12"><text:s/>Fisherface方法的目的就是要从高维特征空间里提取出最具有判别能力的低维特征,这些特征能帮助将同一个类别的所有样本聚集在一起,而不同类别的样本尽量的分开,也就是说,它选择使得样本类间离散度和</text:p>
      <text:p text:style-name="P12">样本类内离散度的比值最大的特征。</text:p>
      <text:p text:style-name="P12"/>
      <text:p text:style-name="P12">下面采用 M A T L A B 伪代码符号来说明Fisherface 方法用于人脸识别的具体步骤 :</text:p>
      <text:p text:style-name="P12"/>
      <text:p text:style-name="P12">%训练集图像为二维 N × N 灰度图像数量为 m ,并转换成 N 2 维向量 x 表示</text:p>
      <text:p text:style-name="P12">%测试集图像数为 C,其中每幅图像大小也为 N × N ;</text:p>
      <text:p text:style-name="P12">%训练阶段</text:p>
      <text:p text:style-name="P12">X = [x1 x2 ... xm]</text:p>
      <text:p text:style-name="P12">me = mean(X,2) %计算平均脸</text:p>
      <text:p text:style-name="P12">A = X - [me me ... me]</text:p>
      <text:p text:style-name="P12">for i=1:c %计算类间离散度矩阵</text:p>
      <text:p text:style-name="P12">Sb = Sb + clsMeani*clsMeani'</text:p>
      <text:p text:style-name="P12">for i=1:c, j=1:ci %计算类内离散度矩阵</text:p>
      <text:p text:style-name="P12">Sw = Sw + (X(j)-clsMeani)*(X(j)-clsMeani)'</text:p>
      <text:p text:style-name="P12">Sbb = P1'*Sb*P1 %投影到 PCA 子空间,</text:p>
      <text:p text:style-name="P12">%P1是采用上面的Eigenface方法得到的特征向量</text:p>
      <text:p text:style-name="P12">Sww = P1'*Sw*P1[V,D] = eig(Sbb,Sww) </text:p>
      <text:p text:style-name="P12">%得到特征值和特征向量</text:p>
      <text:p text:style-name="P12">eigVals = diag(D)</text:p>
      <text:p text:style-name="P12">lmda = eigVals(1:Mp)</text:p>
      <text:p text:style-name="P12">P = P1*V(:,1:Mp)</text:p>
      <text:p text:style-name="P12">train_wt = P'*A </text:p>
      <text:p text:style-name="P12">%投影到特征脸空间,并存储其权向量</text:p>
      <text:p text:style-name="P12">%识别阶段</text:p>
      <text:p text:style-name="P12">recog_wt = P'*A2 %投影到特征脸空间,并存储其权向量</text:p>
      <text:p text:style-name="P12">%A 2 是测试集的数据,其得到方法类似于 A</text:p>
      <text:p text:style-name="P12">euDis(i,j) = sqrt((recog_wt(:,j)-train_wt(:,i)).^2) %计算欧拉距离</text:p>
      <text:p text:style-name="P12">%根据欧拉距离来判断测试图像是否为人脸,哪一类人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9T08:30:30</meta:creation-date>
    <dc:date>2013-11-21T02:48:25</dc:date>
    <meta:editing-duration>PT3H25M45S</meta:editing-duration>
    <meta:editing-cycles>5</meta:editing-cycles>
    <meta:generator>LibreOffice/4.0.2.2$Linux_X86_64 LibreOffice_project/400m0$Build-2</meta:generator>
    <meta:document-statistic meta:table-count="0" meta:image-count="1" meta:object-count="0" meta:page-count="7" meta:paragraph-count="151" meta:word-count="3598" meta:character-count="7640" meta:non-whitespace-character-count="6759"/>
  </office:meta>
</office:document-meta>
</file>